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a400f" officeooo:paragraph-rsid="000ccb7e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ccb7e" officeooo:paragraph-rsid="000ccb7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ccb7e" officeooo:paragraph-rsid="000ccb7e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ccb7e" officeooo:paragraph-rsid="000ccb7e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0ccb7e" officeooo:paragraph-rsid="000ccb7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0021b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10021b" officeooo:paragraph-rsid="0010021b"/>
    </style:style>
    <style:style style:name="T1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2" style:family="text">
      <style:text-properties fo:font-size="18pt" style:text-underline-style="none" fo:font-weight="normal" officeooo:rsid="0010021b" style:font-size-asian="18pt" style:font-weight-asian="normal" style:font-size-complex="18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sel House Keeping Web Site</text:p>
      <text:p text:style-name="P1">Site Plan </text:p>
      <text:p text:style-name="P2">Step 2: identify the Site's Target Audience</text:p>
      <text:p text:style-name="P3"/>
      <text:p text:style-name="P4">Target Audience Profile</text:p>
      <text:p text:style-name="P4"/>
      <text:p text:style-name="P6"><text:span text:style-name="T2">The typical site visitor: </text:span></text:p>
      <text:list xml:id="list3780456637926981925" text:style-name="L3">
        <text:list-item>
          <text:p text:style-name="P7"><text:span text:style-name="T1">Is between 25-50 years old</text:span></text:p>
        </text:list-item>
        <text:list-item>
          <text:p text:style-name="P7"><text:span text:style-name="T1">Is 75% likely to be female, and 25% likely to be male</text:span></text:p>
        </text:list-item>
        <text:list-item>
          <text:p text:style-name="P7"><text:span text:style-name="T1">Has a minimum of 4 years college degree</text:span></text:p>
        </text:list-item>
        <text:list-item>
          <text:p text:style-name="P7"><text:span text:style-name="T1">Has an annual income of at least $80,000</text:span></text:p>
        </text:list-item>
        <text:list-item>
          <text:p text:style-name="P7"><text:span text:style-name="T1">Lives primarily in suburban and urban areas in central Texas.</text:span></text:p>
        </text:list-item>
        <text:list-item>
          <text:p text:style-name="P7"><text:span text:style-name="T1">Has children</text:span></text:p>
        </text:list-item>
        <text:list-item>
          <text:p text:style-name="P7"><text:span text:style-name="T1">Is aware of their need for house keeping service and wants to have their house cleaned.</text:span></text:p>
          <text:p text:style-name="P7"><text:span text:style-name="T1"/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2:50:46.251240446</meta:creation-date>
    <dc:date>2014-09-09T13:18:37.092410237</dc:date>
    <meta:editing-duration>PT21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13" meta:word-count="90" meta:character-count="456" meta:non-whitespace-character-count="384"/>
  </office:meta>
</office:document-meta>
</file>